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location</text:p>
          </table:table-cell>
          <table:table-cell table:style-name="ce7" office:value-type="string" calcext:value-type="string">
            <text:p>Count - loca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otal Result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</table:table-row>
      </table:table>
      <table:named-expressions/>
      <table:data-pilot-tables>
        <table:data-pilot-table table:name="DataPilot1" table:application-data="" table:target-range-address="Sheet1.D1:Sheet1.F4" table:buttons="Sheet1.D1 Sheet1.E1" table:show-filter-button="false" table:drill-down-on-double-click="false">
          <table:source-cell-range table:cell-range-address="Sheet1.A1:Sheet1.B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tion" table:orientation="data" table:used-hierarchy="0" table:function="count">
            <table:data-pilot-level table:show-empty="false" calcext:repeat-item-labels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40:17.067000000</meta:creation-date>
    <dc:date>2019-05-02T18:42:34.945000000</dc:date>
    <meta:editing-duration>PT2M18S</meta:editing-duration>
    <meta:editing-cycles>1</meta:editing-cycles>
    <meta:document-statistic meta:table-count="1" meta:cell-count="17" meta:object-count="0"/>
    <meta:generator>LibreOfficeDev/6.3.0.0.alpha0$Windows_X86_64 LibreOffice_project/96ab20756316b25b7f2343a15596bc5114ea5a68</meta:generator>
  </office:meta>
</office:document-meta>
</file>